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B00000299086C24C87C3E4F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368" officeooo:paragraph-rsid="0004a3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actional Outbox Pattern</text:p>
      <text:p text:style-name="P1"/>
      <text:p text:style-name="P1"><draw:frame draw:style-name="fr1" draw:name="Image1" text:anchor-type="char" svg:width="17cm" svg:height="9.213cm" draw:z-index="0"><draw:image xlink:href="Pictures/10000001000004CB00000299086C24C87C3E4F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06:05.160720998</meta:creation-date>
    <dc:date>2024-10-12T12:06:59.152957080</dc:date>
    <meta:editing-duration>PT55S</meta:editing-duration>
    <meta:editing-cycles>1</meta:editing-cycles>
    <meta:document-statistic meta:table-count="0" meta:image-count="1" meta:object-count="0" meta:page-count="1" meta:paragraph-count="1" meta:word-count="3" meta:character-count="28" meta:non-whitespace-character-count="26"/>
    <meta:generator>LibreOffice/7.3.7.2$Linux_X86_64 LibreOffice_project/30$Build-2</meta:generator>
  </office:meta>
</office:document-meta>
</file>